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mmap</text:p>
          </table:table-cell>
          <table:table-cell office:value-type="float" office:value="1.08E-4" table:style-name="ce1">
            <text:p>0.000108</text:p>
          </table:table-cell>
          <table:table-cell table:style-name="ce1"/>
          <table:table-cell office:value-type="string" table:style-name="ce1">
            <text:p>mmap</text:p>
          </table:table-cell>
          <table:table-cell office:value-type="float" office:value="2.2369999999999998E-3" table:style-name="ce1">
            <text:p>0.002237</text:p>
          </table:table-cell>
          <table:table-cell table:style-name="ce1"/>
          <table:table-cell office:value-type="string" table:style-name="ce1">
            <text:p>mmap</text:p>
          </table:table-cell>
          <table:table-cell office:value-type="float" office:value="0.58875" table:style-name="ce1">
            <text:p>0.58875</text:p>
          </table:table-cell>
          <table:table-cell table:style-name="ce1"/>
          <table:table-cell office:value-type="string" table:style-name="ce1">
            <text:p>mmap</text:p>
          </table:table-cell>
          <table:table-cell office:value-type="float" office:value="2.9065780000000001" table:style-name="ce1">
            <text:p>2.906578</text:p>
          </table:table-cell>
          <table:table-cell table:style-name="ce1"/>
          <table:table-cell office:value-type="string" table:style-name="ce1">
            <text:p>mmap</text:p>
          </table:table-cell>
          <table:table-cell office:value-type="float" office:value="10.969900000000001" table:style-name="ce1">
            <text:p>10.9699</text:p>
          </table:table-cell>
          <table:table-cell table:number-columns-repeated="1637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.8600000000000001E-4" table:style-name="ce1">
            <text:p>0.000286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4.5970000000000004E-3" table:style-name="ce1">
            <text:p>0.004597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1.1128469999999999" table:style-name="ce1">
            <text:p>1.112847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.5478909999999999" table:style-name="ce1">
            <text:p>5.54789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7.545400000000001" table:style-name="ce1">
            <text:p>17.5454</text:p>
          </table:table-cell>
          <table:table-cell table:number-columns-repeated="16370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2.1800000000000001E-4" table:style-name="ce1">
            <text:p>0.000218</text:p>
          </table:table-cell>
          <table:table-cell table:style-name="ce1"/>
          <table:table-cell office:value-type="float" office:value="1024" table:style-name="ce2">
            <text:p>1024</text:p>
          </table:table-cell>
          <table:table-cell office:value-type="float" office:value="2.4819999999999998E-3" table:style-name="ce1">
            <text:p>0.002482</text:p>
          </table:table-cell>
          <table:table-cell table:style-name="ce1"/>
          <table:table-cell office:value-type="float" office:value="1024" table:style-name="ce2">
            <text:p>1024</text:p>
          </table:table-cell>
          <table:table-cell office:value-type="float" office:value="0.63233600000000001" table:style-name="ce1">
            <text:p>0.632336</text:p>
          </table:table-cell>
          <table:table-cell table:style-name="ce1"/>
          <table:table-cell office:value-type="float" office:value="1024" table:style-name="ce2">
            <text:p>1024</text:p>
          </table:table-cell>
          <table:table-cell office:value-type="float" office:value="3.6176819999999998" table:style-name="ce1">
            <text:p>3.617682</text:p>
          </table:table-cell>
          <table:table-cell table:style-name="ce1"/>
          <table:table-cell office:value-type="float" office:value="1024" table:style-name="ce1">
            <text:p>1024</text:p>
          </table:table-cell>
          <table:table-cell office:value-type="float" office:value="11.4231" table:style-name="ce1">
            <text:p>11.42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24*4</text:p>
          </table:table-cell>
          <table:table-cell office:value-type="float" office:value="2.2900000000000001E-4" table:style-name="ce1">
            <text:p>0.000229</text:p>
          </table:table-cell>
          <table:table-cell table:style-name="ce1"/>
          <table:table-cell office:value-type="string" table:style-name="ce1">
            <text:p>1024*4</text:p>
          </table:table-cell>
          <table:table-cell office:value-type="float" office:value="2.6210000000000001E-3" table:style-name="ce1">
            <text:p>0.002621</text:p>
          </table:table-cell>
          <table:table-cell table:style-name="ce1"/>
          <table:table-cell office:value-type="string" table:style-name="ce1">
            <text:p>1024*4</text:p>
          </table:table-cell>
          <table:table-cell office:value-type="float" office:value="0.60098099999999999" table:style-name="ce1">
            <text:p>0.600981</text:p>
          </table:table-cell>
          <table:table-cell table:style-name="ce1"/>
          <table:table-cell office:value-type="string" table:style-name="ce1">
            <text:p>1024*4</text:p>
          </table:table-cell>
          <table:table-cell office:value-type="float" office:value="2.9506410000000001" table:style-name="ce1">
            <text:p>2.950641</text:p>
          </table:table-cell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10.990500000000001" table:style-name="ce1">
            <text:p>10.99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24*8</text:p>
          </table:table-cell>
          <table:table-cell office:value-type="float" office:value="2.31E-4" table:style-name="ce1">
            <text:p>0.000231</text:p>
          </table:table-cell>
          <table:table-cell table:style-name="ce1"/>
          <table:table-cell office:value-type="string" table:style-name="ce1">
            <text:p>1024*8</text:p>
          </table:table-cell>
          <table:table-cell office:value-type="float" office:value="2.5850000000000001E-3" table:style-name="ce1">
            <text:p>0.002585</text:p>
          </table:table-cell>
          <table:table-cell table:style-name="ce1"/>
          <table:table-cell office:value-type="string" table:style-name="ce1">
            <text:p>1024*8</text:p>
          </table:table-cell>
          <table:table-cell office:value-type="float" office:value="0.58478699999999995" table:style-name="ce1">
            <text:p>0.584787</text:p>
          </table:table-cell>
          <table:table-cell table:style-name="ce1"/>
          <table:table-cell office:value-type="string" table:style-name="ce1">
            <text:p>1024*8</text:p>
          </table:table-cell>
          <table:table-cell office:value-type="float" office:value="2.913043" table:style-name="ce1">
            <text:p>2.913043</text:p>
          </table:table-cell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10.8789" table:style-name="ce1">
            <text:p>10.8789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16375" table:style-name="ce1"/>
        </table:table-row>
        <table:table-row table:style-name="ro1">
          <table:table-cell table:number-columns-repeated="13" table:style-name="ce1"/>
          <table:table-cell office:value-type="float" office:value="1256554680" table:style-name="ce4">
            <text:p>1,256,554,68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508" table:style-name="ce1">
            <text:p>2508</text:p>
          </table:table-cell>
          <table:table-cell table:number-columns-repeated="2" table:style-name="ce1"/>
          <table:table-cell office:value-type="float" office:value="97299" table:style-name="ce1">
            <text:p>97299</text:p>
          </table:table-cell>
          <table:table-cell table:number-columns-repeated="2" table:style-name="ce1"/>
          <table:table-cell office:value-type="float" office:value="92551239" table:style-name="ce3">
            <text:p>92551239</text:p>
          </table:table-cell>
          <table:table-cell table:number-columns-repeated="2" table:style-name="ce1"/>
          <table:table-cell office:value-type="float" office:value="462756198" table:style-name="ce1">
            <text:p>462756198</text:p>
          </table:table-cell>
          <table:table-cell table:number-columns-repeated="1637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lad </meta:initial-creator>
    <dc:creator>milad72t</dc:creator>
    <meta:creation-date>2015-06-28T09:09:25Z</meta:creation-date>
    <dc:date>2015-06-28T08:48:48Z</dc:date>
    <meta:editing-cycles>3</meta:editing-cycles>
    <meta:editing-duration>PT5109S</meta:editing-duration>
  </office:meta>
</office:document-meta>
</file>